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a42c4" officeooo:paragraph-rsid="001a42c4"/>
    </style:style>
    <style:style style:name="P2" style:family="paragraph" style:parent-style-name="Standard">
      <style:text-properties officeooo:rsid="001b6e65" officeooo:paragraph-rsid="001b6e65"/>
    </style:style>
    <style:style style:name="P3" style:family="paragraph" style:parent-style-name="Standard">
      <style:text-properties officeooo:rsid="001c5d5e" officeooo:paragraph-rsid="001c5d5e"/>
    </style:style>
    <style:style style:name="P4" style:family="paragraph" style:parent-style-name="Standard">
      <style:text-properties officeooo:rsid="002021fa" officeooo:paragraph-rsid="002021fa"/>
    </style:style>
    <style:style style:name="P5" style:family="paragraph" style:parent-style-name="Standard">
      <style:text-properties officeooo:rsid="002036be" officeooo:paragraph-rsid="002036be"/>
    </style:style>
    <style:style style:name="P6" style:family="paragraph" style:parent-style-name="Standard">
      <style:text-properties officeooo:rsid="0022381f" officeooo:paragraph-rsid="0022381f"/>
    </style:style>
    <style:style style:name="P7" style:family="paragraph" style:parent-style-name="Standard">
      <style:text-properties officeooo:rsid="0023db31" officeooo:paragraph-rsid="0023db31"/>
    </style:style>
    <style:style style:name="T1" style:family="text">
      <style:text-properties officeooo:rsid="001a42c4"/>
    </style:style>
    <style:style style:name="T2" style:family="text">
      <style:text-properties officeooo:rsid="001c5d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1">EXTENSION</text:span></text:p>
      <text:p text:style-name="Standard"/>
      <text:p text:style-name="P1">- icône d’extension : code couleur rouge-jaune-vert</text:p>
      <text:p text:style-name="P1">- 2 notes : qualité &amp; fiabilité</text:p>
      <text:p text:style-name="P1">- Page : catégorie, moyenne des notes (5 étoiles), possibilité de noter</text:p>
      <text:p text:style-name="P1">- on renote directement sur les étoiles qui affichent les moyennes</text:p>
      <text:p text:style-name="P1">- petite zone de commentaires (nb de caractères limités)</text:p>
      <text:p text:style-name="P2">- bouton de redirection vers le site</text:p>
      <text:p text:style-name="Standard"/>
      <text:p text:style-name="Standard"/>
      <text:p text:style-name="Standard"/>
      <text:p text:style-name="Standard"><text:tab/><text:span text:style-name="T1">SITE</text:span></text:p>
      <text:p text:style-name="Standard"/>
      <text:p text:style-name="P2">- <text:span text:style-name="T2">formulaire plus détaillé de notation</text:span></text:p>
      <text:p text:style-name="P3">- visionner les statistiques concernant un site et les commentaires laissés par les autres utilisateurs</text:p>
      <text:p text:style-name="P4">- rechercher site</text:p>
      <text:p text:style-name="P5">- afficher les sites par catégorie</text:p>
      <text:p text:style-name="P6">- menu : recherche, catégories, contactez-nous</text:p>
      <text:p text:style-name="P6"/>
      <text:p text:style-name="P6"/>
      <text:p text:style-name="P6"/>
      <text:p text:style-name="P6"/>
      <text:p text:style-name="P7">A faire</text:p>
      <text:p text:style-name="P7"/>
      <text:p text:style-name="P7">- design, maquettes</text:p>
      <text:p text:style-name="P7">- rediger cahier des charges</text:p>
      <text:p text:style-name="P7">- choisir les technos</text:p>
      <text:p text:style-name="P7">- tous se mettre sur le 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0:11:46.630056888</meta:creation-date>
    <dc:date>2017-11-06T11:01:24.640130548</dc:date>
    <meta:editing-duration>PT49M35S</meta:editing-duration>
    <meta:editing-cycles>12</meta:editing-cycles>
    <meta:generator>LibreOffice/5.2.7.2$Linux_X86_64 LibreOffice_project/20m0$Build-2</meta:generator>
    <meta:document-statistic meta:table-count="0" meta:image-count="0" meta:object-count="0" meta:page-count="1" meta:paragraph-count="18" meta:word-count="112" meta:character-count="669" meta:non-whitespace-character-count="573"/>
  </office:meta>
</office:document-meta>
</file>